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tstrapTestUtilsContextInitializerTests.buildMergedConfigWithLocalInitializerAndConfig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otstrapTestUtilsContextInitializerTests.buildMergedConfigWithOverriddenInitializ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rInitializer.initialize( GenericWeb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ootstrapTestUtilsContextInitializerTests.classes( Class &lt; ? &gt; ... 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Initializer.initialize( Generic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ootstrapTestUtilsContextInitializerTests.buildMergedConfigWithLocalAndInheritedInitializ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otstrapTestUtilsContextInitializerTests.initializers( Class &lt; ? extends ApplicationContextInitializer &lt; ? &gt; &gt; ... 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tstrapTestUtilsContextInitializerTests.buildMergedConfigWithOverriddenInitializersAndClass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otstrapTestUtilsContextInitializerTests.buildMergedConfigWithSingleLocalInitializ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